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text:p>
      <text:p text:style-name="P1">January 14<text:span text:style-name="T1">th</text:span>, 2018</text:p>
      <text:p text:style-name="P1">Word Count: Mac DeMarco</text:p>
      <text:p text:style-name="P2">Assignment 1</text:p>
      <text:p text:style-name="P4">Program Description:</text:p>
      <text:p text:style-name="P3">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7"><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7"><text:tab/><text:tab/><text:tab/><text:tab/><text:tab/>(1 &lt;= startDay &lt;= NumDaysInMonth) and</text:p>
      <text:p text:style-name="P7"><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7"><text:tab/><text:tab/><text:tab/><text:tab/><text:tab/>initialized to 0 and set to class variable recurDays.</text:p>
      <text:p text:style-name="P6"/>
      <text:p text:style-name="P3">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7"><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ieve the Appt appt parameter.</text:span></text:p>
      <text:p text:style-name="P1"><text:span text:style-name="T4"><text:tab/><text:tab/>Postcondition:</text:span><text:span text:style-name="T2"><text:tab/>There is now at least one appt in the Appt Linked List. The list</text:span></text:p>
      <text:p text:style-name="P7"><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ater appts must be given and of type LinkedList&lt;Appt&gt;.</text:span></text:p>
      <text:p text:style-name="P1"><text:span text:style-name="T4"><text:tab/><text:tab/>Postcondition:</text:span><text:span text:style-name="T2"><text:tab/>Class variable appts is set and not NULL.</text:span></text:p>
      <text:p text:style-name="P6"/>
      <text:p text:style-name="P3">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7"><text:tab/><text:tab/><text:tab/><text:tab/><text:tab/>100 but not 400.</text:p>
      <text:p text:style-name="P5"/>
      <text:p text:style-name="P3">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5"><text:span text:style-name="T4"><text:tab/><text:tab/>Postcondition:</text:span><text:span text:style-name="T2"><text:tab/>calDays will have all days between first day and last day,</text:span></text:p>
      <text:p text:style-name="P5"><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7"/>
      <text:p text:style-name="P6">Calendar Stats:</text:p>
      <text:p text:style-name="P7">SLOC (number of lines of code): 411</text:p>
      <text:p text:style-name="P7">Number of methods (public and private): 56</text:p>
      <text:p text:style-name="P7">Number of classes: 6</text:p>
      <text:p text:style-name="P7"/>
      <text:p text:style-name="P7"/>
      <text:p text:style-name="P7"/>
      <text:p text:style-name="P7"/>
      <text:p text:style-name="P7"/>
      <text:p text:style-name="P8"><text:soft-page-break/>Bug Description:</text:p>
      <text:p text:style-name="P9">Bug 1:<text:tab/><text:tab/>isValid() in Appt.java</text:p>
      <text:p text:style-name="P9"><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9"><text:span text:style-name="T5"/></text:p>
      <text:p text:style-name="P9">Bug 2:<text:tab/><text:tab/>getAppRange() in TimeTable.java</text:p>
      <text:p text:style-name="P9"><text:span text:style-name="T5"><text:tab/>The conditional for the throw exception was reversed, which I'll do more with later. To insult to injury, I've also put a 1 in the for loop instead of a 0. That way, the first appointment will be skipped in the extra random code. Compiles and runs.</text:span></text:p>
      <text:p text:style-name="P9"><text:span text:style-name="T5"/></text:p>
      <text:p text:style-name="P9">Bug 3:<text:tab/><text:tab/>setAppts() in CalDay.java</text:p>
      <text:p text:style-name="P10"><text:tab/>Changed the first if statement so that if Appts is Null, that its set. This won't affect the second if statement, where aptps is set to not null and size = 0. Ergo, if appts.size() != 0, it won't be set. Compiles and runs.</text:p>
      <text:p text:style-name="P10"/>
      <text:p text:style-name="P9">Bug 4:<text:tab/><text:tab/>IsLeapYear() in CalendarUtil.java</text:p>
      <text:p text:style-name="P9"><text:span text:style-name="T5"><text:tab/>Made every statement true in IsLeapYear() except if the year is divisible by 400. This will create additional confusion if the person who worked on this tries to fix it, because they might get the 100 and 400 rule confused based on the bug. Plus the main way it'll be noticable is with the last else being true. Also making it one if else state, with the mod 4 at the top and mod 100 in the middle (the middle statement will never be met).</text:span></text:p>
      <text:p text:style-name="P9"><text:span text:style-name="T5"><text:line-break/></text:span>Bug 5:<text:tab/><text:tab/>in DateOutOfRangeException.jav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20M48S</meta:editing-duration>
    <meta:editing-cycles>102</meta:editing-cycles>
    <meta:generator>OpenOffice/4.1.2$Win32 OpenOffice.org_project/412m3$Build-9782</meta:generator>
    <dc:date>2018-01-15T20:17:20.65</dc:date>
    <meta:document-statistic meta:table-count="0" meta:image-count="0" meta:object-count="0" meta:page-count="3" meta:paragraph-count="97" meta:word-count="876" meta:character-count="5492"/>
    <meta:user-defined meta:name="Info 1"/>
    <meta:user-defined meta:name="Info 2"/>
    <meta:user-defined meta:name="Info 3"/>
    <meta:user-defined meta:name="Info 4"/>
  </office:meta>
</office:document-meta>
</file>